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3121" officeooo:paragraph-rsid="004d234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cf02" officeooo:paragraph-rsid="0044cf0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2fa8" officeooo:paragraph-rsid="006e2fa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officeooo:paragraph-rsid="008485d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485d0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485d0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e1c7" officeooo:paragraph-rsid="0062e1c7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734d" officeooo:paragraph-rsid="00616795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734d" officeooo:paragraph-rsid="00616795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d955a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5493" officeooo:paragraph-rsid="0065a2b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6795" officeooo:paragraph-rsid="0065a2b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a2b7" officeooo:paragraph-rsid="0065a2b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a2b7" officeooo:paragraph-rsid="00768d1f" style:font-size-asian="12pt" style:font-weight-asian="normal" style:font-size-complex="12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2fa8" officeooo:paragraph-rsid="006e2fa8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2fa8" officeooo:paragraph-rsid="0079119d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a560b3" officeooo:paragraph-rsid="0079119d" style:font-size-asian="12pt" style:font-weight-asian="normal" style:font-size-complex="12pt" style:font-weight-complex="normal"/>
    </style:style>
    <style:style style:name="P24" style:family="paragraph" style:parent-style-name="Standard" style:list-style-name="L1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52d6b" officeooo:paragraph-rsid="00852d6b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a6a6cc" officeooo:paragraph-rsid="0079119d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3cb5" officeooo:paragraph-rsid="008d3cb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3cb5" officeooo:paragraph-rsid="008e88b1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616795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63cc84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65a2b7" style:font-size-asian="12pt" style:font-size-complex="12pt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6f0084" style:font-size-asian="12pt" style:font-size-complex="12pt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paragraph-rsid="0065a2b7" style:font-size-asian="12pt" style:font-size-complex="12pt"/>
    </style:style>
    <style:style style:name="P33" style:family="paragraph" style:parent-style-name="Standard" style:list-style-name="L10">
      <style:paragraph-properties fo:text-align="start" style:justify-single-word="false"/>
      <style:text-properties style:font-name="DejaVu Sans Condensed" fo:font-size="12pt" officeooo:paragraph-rsid="0065a2b7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768d1f" officeooo:paragraph-rsid="00768d1f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6d955a" officeooo:paragraph-rsid="006d955a" style:font-size-asian="12pt" style:font-size-complex="12pt"/>
    </style:style>
    <style:style style:name="P36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rsid="00585493" officeooo:paragraph-rsid="0065a2b7" style:font-size-asian="12pt" style:font-size-complex="12pt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8d3cb5" officeooo:paragraph-rsid="008e88b1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77cd6c"/>
    </style:style>
    <style:style style:name="P39" style:family="paragraph" style:parent-style-name="Standard" style:list-style-name="L5">
      <style:paragraph-properties fo:text-align="start" style:justify-single-word="false"/>
      <style:text-properties officeooo:paragraph-rsid="00768d1f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768d1f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65a2b7"/>
    </style:style>
    <style:style style:name="P42" style:family="paragraph" style:parent-style-name="Standard" style:list-style-name="L12">
      <style:paragraph-properties fo:text-align="start" style:justify-single-word="false"/>
      <style:text-properties officeooo:paragraph-rsid="00768d1f"/>
    </style:style>
    <style:style style:name="P43" style:family="paragraph" style:parent-style-name="Standard" style:list-style-name="L4">
      <style:paragraph-properties fo:text-align="start" style:justify-single-word="false"/>
      <style:text-properties officeooo:rsid="00888a77" officeooo:paragraph-rsid="00888a77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7188f5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72be80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6e2fa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62e1c7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768d1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77cd6c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698362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585493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79de1f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89f41e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6ccc39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698362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77cd6c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768d1f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85493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6e2fa8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79de1f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text-position="sub 58%" fo:font-weight="bold" style:font-weight-asian="bold" style:font-weight-complex="bold"/>
    </style:style>
    <style:style style:name="T20" style:family="text">
      <style:text-properties style:text-line-through-style="none" style:text-line-through-type="none" style:text-position="sub 58%" fo:font-weight="bold" officeooo:rsid="00585493" style:font-weight-asian="bold" style:font-weight-complex="bold"/>
    </style:style>
    <style:style style:name="T21" style:family="text">
      <style:text-properties style:text-line-through-style="none" style:text-line-through-type="none" style:text-position="sub 58%" fo:font-weight="bold" officeooo:rsid="0065a2b7" style:font-weight-asian="bold" style:font-weight-complex="bold"/>
    </style:style>
    <style:style style:name="T22" style:family="text">
      <style:text-properties style:text-line-through-style="none" style:text-line-through-type="none" fo:font-weight="bold" style:font-weight-asian="bold" style:font-weight-complex="bold"/>
    </style:style>
    <style:style style:name="T23" style:family="text">
      <style:text-properties style:text-line-through-style="none" style:text-line-through-type="none" fo:font-weight="bold" officeooo:rsid="00513c7a" style:font-weight-asian="bold" style:font-weight-complex="bold"/>
    </style:style>
    <style:style style:name="T24" style:family="text">
      <style:text-properties style:text-line-through-style="none" style:text-line-through-type="none" fo:font-weight="bold" officeooo:rsid="00558174" style:font-weight-asian="bold" style:font-weight-complex="bold"/>
    </style:style>
    <style:style style:name="T25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26" style:family="text">
      <style:text-properties style:text-line-through-style="none" style:text-line-through-type="none" fo:font-weight="bold" officeooo:rsid="0044cf02" style:font-weight-asian="bold" style:font-weight-complex="bold"/>
    </style:style>
    <style:style style:name="T27" style:family="text">
      <style:text-properties style:text-line-through-style="none" style:text-line-through-type="none" fo:font-weight="bold" officeooo:rsid="0056734d" style:font-weight-asian="bold" style:font-weight-complex="bold"/>
    </style:style>
    <style:style style:name="T28" style:family="text">
      <style:text-properties style:text-line-through-style="none" style:text-line-through-type="none" fo:font-weight="bold" officeooo:rsid="006789b6" style:font-weight-asian="bold" style:font-weight-complex="bold"/>
    </style:style>
    <style:style style:name="T29" style:family="text">
      <style:text-properties style:text-line-through-style="none" style:text-line-through-type="none" fo:font-weight="bold" officeooo:rsid="0062e1c7" style:font-weight-asian="bold" style:font-weight-complex="bold"/>
    </style:style>
    <style:style style:name="T30" style:family="text">
      <style:text-properties style:text-line-through-style="none" style:text-line-through-type="none" fo:font-weight="bold" officeooo:rsid="0063cc84" style:font-weight-asian="bold" style:font-weight-complex="bold"/>
    </style:style>
    <style:style style:name="T31" style:family="text">
      <style:text-properties style:text-line-through-style="none" style:text-line-through-type="none" fo:font-weight="bold" officeooo:rsid="0065a2b7" style:font-weight-asian="bold" style:font-weight-complex="bold"/>
    </style:style>
    <style:style style:name="T32" style:family="text">
      <style:text-properties style:text-line-through-style="none" style:text-line-through-type="none" fo:font-weight="bold" officeooo:rsid="006d955a" style:font-weight-asian="bold" style:font-weight-complex="bold"/>
    </style:style>
    <style:style style:name="T33" style:family="text">
      <style:text-properties style:text-line-through-style="none" style:text-line-through-type="none" fo:font-weight="bold" officeooo:rsid="00585493" style:font-weight-asian="bold" style:font-weight-complex="bold"/>
    </style:style>
    <style:style style:name="T34" style:family="text">
      <style:text-properties style:text-line-through-style="none" style:text-line-through-type="none" fo:font-weight="bold" officeooo:rsid="007a32e8" style:font-weight-asian="bold" style:font-weight-complex="bold"/>
    </style:style>
    <style:style style:name="T35" style:family="text">
      <style:text-properties style:text-line-through-style="none" style:text-line-through-type="none" fo:font-weight="normal" style:font-weight-asian="normal" style:font-weight-complex="normal"/>
    </style:style>
    <style:style style:name="T36" style:family="text">
      <style:text-properties style:text-line-through-style="none" style:text-line-through-type="none" fo:font-weight="normal" officeooo:rsid="0056734d" style:font-weight-asian="normal" style:font-weight-complex="normal"/>
    </style:style>
    <style:style style:name="T37" style:family="text">
      <style:text-properties style:text-line-through-style="none" style:text-line-through-type="none" fo:font-weight="normal" officeooo:rsid="0062e1c7" style:font-weight-asian="normal" style:font-weight-complex="normal"/>
    </style:style>
    <style:style style:name="T38" style:family="text">
      <style:text-properties style:text-line-through-style="none" style:text-line-through-type="none" fo:font-weight="normal" officeooo:rsid="006789b6" style:font-weight-asian="normal" style:font-weight-complex="normal"/>
    </style:style>
    <style:style style:name="T39" style:family="text">
      <style:text-properties style:text-line-through-style="none" style:text-line-through-type="none" fo:font-weight="normal" officeooo:rsid="0063cc84" style:font-weight-asian="normal" style:font-weight-complex="normal"/>
    </style:style>
    <style:style style:name="T40" style:family="text">
      <style:text-properties style:text-line-through-style="none" style:text-line-through-type="none" fo:font-weight="normal" officeooo:rsid="006a71e9" style:font-weight-asian="normal" style:font-weight-complex="normal"/>
    </style:style>
    <style:style style:name="T41" style:family="text">
      <style:text-properties style:text-line-through-style="none" style:text-line-through-type="none" fo:font-weight="normal" officeooo:rsid="0065a2b7" style:font-weight-asian="normal" style:font-weight-complex="normal"/>
    </style:style>
    <style:style style:name="T42" style:family="text">
      <style:text-properties style:text-line-through-style="none" style:text-line-through-type="none" fo:font-weight="normal" officeooo:rsid="006ccc39" style:font-weight-asian="normal" style:font-weight-complex="normal"/>
    </style:style>
    <style:style style:name="T43" style:family="text">
      <style:text-properties style:text-line-through-style="none" style:text-line-through-type="none" fo:font-weight="normal" officeooo:rsid="006e2fa8" style:font-weight-asian="normal" style:font-weight-complex="normal"/>
    </style:style>
    <style:style style:name="T44" style:family="text">
      <style:text-properties style:text-line-through-style="none" style:text-line-through-type="none" fo:font-weight="normal" officeooo:rsid="00585493" style:font-weight-asian="normal" style:font-weight-complex="normal"/>
    </style:style>
    <style:style style:name="T45" style:family="text">
      <style:text-properties style:text-line-through-style="none" style:text-line-through-type="none" fo:font-weight="normal" officeooo:rsid="006d955a" style:font-weight-asian="normal" style:font-weight-complex="normal"/>
    </style:style>
    <style:style style:name="T46" style:family="text">
      <style:text-properties style:text-line-through-style="none" style:text-line-through-type="none" style:text-position="0% 100%" fo:font-weight="bold" officeooo:rsid="0078c9b7" style:font-weight-asian="bold" style:font-weight-complex="bold"/>
    </style:style>
    <style:style style:name="T47" style:family="text">
      <style:text-properties style:text-position="sub 58%" fo:font-weight="bold" style:font-weight-asian="bold" style:font-weight-complex="bold"/>
    </style:style>
    <style:style style:name="T48" style:family="text">
      <style:text-properties officeooo:rsid="005ee4cc"/>
    </style:style>
    <style:style style:name="T49" style:family="text">
      <style:text-properties officeooo:rsid="0062e1c7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6ae236" style:font-weight-asian="bold" style:font-weight-complex="bold"/>
    </style:style>
    <style:style style:name="T52" style:family="text">
      <style:text-properties fo:font-weight="bold" officeooo:rsid="005ee4cc" style:font-weight-asian="bold" style:font-weight-complex="bold"/>
    </style:style>
    <style:style style:name="T53" style:family="text">
      <style:text-properties fo:font-weight="bold" officeooo:rsid="006d955a" style:font-weight-asian="bold" style:font-weight-complex="bold"/>
    </style:style>
    <style:style style:name="T54" style:family="text">
      <style:text-properties fo:font-weight="bold" officeooo:rsid="006789b6" style:font-weight-asian="bold" style:font-weight-complex="bold"/>
    </style:style>
    <style:style style:name="T55" style:family="text">
      <style:text-properties officeooo:rsid="006789b6"/>
    </style:style>
    <style:style style:name="T56" style:family="text">
      <style:text-properties fo:color="#c9211e" loext:opacity="100%" style:text-line-through-style="none" style:text-line-through-type="none" fo:font-weight="bold" officeooo:rsid="006789b6" style:font-weight-asian="bold" style:font-weight-complex="bold"/>
    </style:style>
    <style:style style:name="T57" style:family="text">
      <style:text-properties fo:color="#c9211e" loext:opacity="100%" style:text-line-through-style="none" style:text-line-through-type="none" style:font-name="DejaVu Sans Condensed" fo:font-size="12pt" fo:font-weight="bold" officeooo:rsid="006e2fa8" style:font-size-asian="12pt" style:font-weight-asian="bold" style:font-size-complex="12pt" style:font-weight-complex="bold"/>
    </style:style>
    <style:style style:name="T58" style:family="text">
      <style:text-properties officeooo:rsid="006a71e9"/>
    </style:style>
    <style:style style:name="T59" style:family="text">
      <style:text-properties officeooo:rsid="006ae236"/>
    </style:style>
    <style:style style:name="T60" style:family="text">
      <style:text-properties officeooo:rsid="006ccc39"/>
    </style:style>
    <style:style style:name="T61" style:family="text">
      <style:text-properties officeooo:rsid="006d955a"/>
    </style:style>
    <style:style style:name="T62" style:family="text">
      <style:text-properties officeooo:rsid="006e2fa8"/>
    </style:style>
    <style:style style:name="T63" style:family="text">
      <style:text-properties style:text-position="0% 100%" fo:font-weight="bold" officeooo:rsid="0078c9b7" style:font-weight-asian="bold" style:font-weight-complex="bold"/>
    </style:style>
    <style:style style:name="T64" style:family="text">
      <style:text-properties officeooo:rsid="00a560b3"/>
    </style:style>
    <style:style style:name="T65" style:family="text">
      <style:text-properties officeooo:rsid="007cf619"/>
    </style:style>
    <style:style style:name="T66" style:family="text">
      <style:text-properties officeooo:rsid="00817fb9"/>
    </style:style>
    <style:style style:name="T67" style:family="text">
      <style:text-properties officeooo:rsid="0035db3e"/>
    </style:style>
    <style:style style:name="T68" style:family="text">
      <style:text-properties officeooo:rsid="008547f8"/>
    </style:style>
    <style:style style:name="T69" style:family="text">
      <style:text-properties officeooo:rsid="00867361"/>
    </style:style>
    <style:style style:name="T70" style:family="text">
      <style:text-properties officeooo:rsid="005ecd5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67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C1" office:value-type="string">
            <text:p text:style-name="P8">4xx - A2A</text:p>
          </table:table-cell>
          <table:table-cell table:style-name="Table1.C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6"><text:span text:style-name="T23">2</text:span><text:span text:style-name="T24">0</text:span><text:span text:style-name="T23">1</text:span><text:span text:style-name="T25"> - </text:span><text:span text:style-name="T26">Cold Start</text:span></text:p>
      <text:p text:style-name="P1"/>
      <text:p text:style-name="P2">Cold Start<text:span text:style-name="T66"> -- WIP</text:span></text:p>
      <text:list xml:id="list3187944823" text:style-name="L1">
        <text:list-item>
          <text:p text:style-name="P9"><text:span text:style-name="T50">Canopy</text:span> ... <text:span text:style-name="T50">Close</text:span></text:p>
        </text:list-item>
        <text:list-item>
          <text:p text:style-name="P28"><text:span text:style-name="T27">MSTR IGN</text:span><text:span text:style-name="T36"> </text:span><text:span text:style-name="T37">knob</text:span><text:span text:style-name="T36"> ... </text:span><text:span text:style-name="T27">BATT</text:span><text:span text:style-name="T36"> (or EXT </text:span><text:span text:style-name="T37">PWR </text:span><text:span text:style-name="T36">if using external power</text:span><text:span text:style-name="T37">;</text:span><text:span text:style-name="T36"> set to BATT after APU is started)</text:span></text:p>
        </text:list-item>
      </text:list>
      <text:list text:style-name="L2">
        <text:list-item>
          <text:list>
            <text:list-item>
              <text:p text:style-name="P10">Must start APU within 1 minute if temp &gt; 43 deg C/109 deg F, 3 mins if temp between 32-43 deg C, 20 mins if temp &lt; 32 deg C.</text:p>
            </text:list-item>
          </text:list>
        </text:list-item>
      </text:list>
      <text:list xml:id="list223419513513796" text:continue-list="list3187944823" text:style-name="L1">
        <text:list-item>
          <text:p text:style-name="P11"><text:span text:style-name="T50">Lights</text:span> ... <text:span text:style-name="T50">As needed</text:span><text:span text:style-name="T49"> (left console rear)</text:span></text:p>
        </text:list-item>
      </text:list>
      <text:list text:style-name="L3">
        <text:list-item>
          <text:list>
            <text:list-item>
              <text:p text:style-name="P31"><text:span text:style-name="T56">IMPORTANT:</text:span><text:span text:style-name="T38"> </text:span><text:span text:style-name="T28">INTR LT PRIMARY</text:span><text:span text:style-name="T38"> knob (left console rear) must be turned up to see boresight reticle.</text:span></text:p>
            </text:list-item>
          </text:list>
        </text:list-item>
      </text:list>
      <text:list xml:id="list223419820985192" text:continue-list="list223419513513796" text:style-name="L1">
        <text:list-item>
          <text:p text:style-name="P28"><text:span text:style-name="T27">APU </text:span><text:span text:style-name="T29">start</text:span><text:span text:style-name="T37"> </text:span><text:span text:style-name="T36">button ... </text:span><text:span text:style-name="T27">Press</text:span><text:span text:style-name="T36"> to start </text:span><text:span text:style-name="T37">APU (guarded button, left console just behind MSTR IGN knob)</text:span></text:p>
        </text:list-item>
      </text:list>
      <text:list xml:id="list1748693831" text:style-name="L4">
        <text:list-item>
          <text:list>
            <text:list-item>
              <text:p text:style-name="P38"><text:span text:style-name="T5">D</text:span><text:span text:style-name="T6">OPPLER nav system starts aligning automatically</text:span><text:span text:style-name="T7">. <text:s/>You can check status on TSD &gt; UTIL page, </text:span><text:span text:style-name="T8">POSITION CONFIDENCE section shows alignment progress: white numbers turn green when finished (takes </text:span><text:span text:style-name="T12">3</text:span><text:span text:style-name="T13">m</text:span><text:span text:style-name="T14">5</text:span><text:span text:style-name="T12">5</text:span><text:span text:style-name="T13">s</text:span><text:span text:style-name="T7"> from when APU begins providing power</text:span><text:span text:style-name="T8">)</text:span><text:span text:style-name="T7">. <text:s/></text:span><text:span text:style-name="T2">The Dash 10 manual says: "</text:span><text:span text:style-name="T7">There is no effect on</text:span><text:span text:style-name="T2"> </text:span><text:span text:style-name="T7">the NAV system accuracy if the engines are started, or if</text:span><text:span text:style-name="T2"> </text:span><text:span text:style-name="T7">the main rotor is turning during alignment.</text:span><text:span text:style-name="T2">"</text:span><text:span text:style-name="T3"> (p. 374, 3-68)</text:span></text:p>
            </text:list-item>
            <text:list-item>
              <text:p text:style-name="P43"><text:span text:style-name="T3">A</text:span><text:span text:style-name="T1">PU </text:span><text:span text:style-name="T11">start </text:span><text:span text:style-name="T1">takes </text:span><text:span text:style-name="T11">30 seconds, MFDs come on at the end</text:span><text:span text:style-name="T1">.</text:span></text:p>
            </text:list-item>
          </text:list>
        </text:list-item>
      </text:list>
      <text:list xml:id="list223420076067493" text:continue-list="list223419820985192" text:style-name="L1">
        <text:list-item>
          <text:p text:style-name="P34"><text:span text:style-name="T37">R</text:span><text:span text:style-name="T35">adio </text:span><text:span text:style-name="T22">SQL switches</text:span><text:span text:style-name="T35"> ... </text:span><text:span text:style-name="T22">Forward</text:span><text:span text:style-name="T35"> (they spring back to neutral) to enable squelch on all 5 radios (sets squelch for both PLT and CPG) (right console forward)</text:span></text:p>
        </text:list-item>
      </text:list>
      <text:list text:style-name="L5">
        <text:list-item>
          <text:list>
            <text:list-item>
              <text:p text:style-name="P39"><text:span text:style-name="T6">Squelched radios show a '</text:span><text:span text:style-name="T15">*</text:span><text:span text:style-name="T6">' next to the radio in the UFC.</text:span></text:p>
            </text:list-item>
          </text:list>
        </text:list-item>
      </text:list>
      <text:list xml:id="list223418938883066" text:continue-list="list223420076067493" text:style-name="L1">
        <text:list-item>
          <text:p text:style-name="P40"><text:span text:style-name="T6">Set clock to </text:span><text:span text:style-name="T15">ZULU</text:span><text:span text:style-name="T6"> or </text:span><text:span text:style-name="T15">LOCAL</text:span><text:span text:style-name="T6"> time ... </text:span><text:span text:style-name="T15">TSD</text:span><text:span text:style-name="T6"> OSB &gt; </text:span><text:span text:style-name="T15">UTIL</text:span><text:span text:style-name="T6"> OSB (T6) &gt; </text:span><text:span text:style-name="T15">TIME</text:span><text:span text:style-name="T6"> OSB (R2)</text:span></text:p>
        </text:list-item>
        <text:list-item>
          <text:p text:style-name="P29"><text:span text:style-name="T39">Reset </text:span><text:span text:style-name="T30">WCA</text:span><text:span text:style-name="T40"> (Warning/Caution/Advisory)</text:span><text:span text:style-name="T39">: </text:span><text:span text:style-name="T31">[</text:span><text:span text:style-name="T30">M</text:span><text:span text:style-name="T31">]</text:span><text:span text:style-name="T39"> OSB &gt; </text:span><text:span text:style-name="T30">DMS</text:span><text:span text:style-name="T39"> </text:span><text:span text:style-name="T41">OSB ([M])</text:span><text:span text:style-name="T39"> &gt; </text:span><text:span text:style-name="T30">WCA</text:span><text:span text:style-name="T39"> OSB &gt; </text:span><text:span text:style-name="T30">RESET</text:span><text:span text:style-name="T39"> OSB.</text:span></text:p>
        </text:list-item>
        <text:list-item>
          <text:p text:style-name="P30"><text:span text:style-name="T31">SAI</text:span><text:span text:style-name="T41"> ... </text:span><text:span text:style-name="T31">Uncage</text:span><text:span text:style-name="T41"> </text:span><text:span text:style-name="T42">(hold right-click while scrolling) </text:span><text:span text:style-name="T41">(right instrument panel)</text:span></text:p>
        </text:list-item>
        <text:list-item>
          <text:p text:style-name="P35"><text:span text:style-name="T41">G</text:span><text:span text:style-name="T35">o to </text:span><text:span text:style-name="T22">ENG</text:span><text:span text:style-name="T35"> page on either MFD (</text:span><text:span text:style-name="T22">[M]</text:span><text:span text:style-name="T35"> OSB -&gt; </text:span><text:span text:style-name="T22">ENG</text:span><text:span text:style-name="T35"> OSB)</text:span><text:span text:style-name="T43"> before starting engines</text:span></text:p>
        </text:list-item>
        <text:list-item>
          <text:p text:style-name="P12"><text:span text:style-name="T50">Start first engine</text:span> (either engine can be started first):</text:p>
        </text:list-item>
      </text:list>
      <text:list text:style-name="L6">
        <text:list-item>
          <text:list>
            <text:list-item>
              <text:p text:style-name="P14">Cold engine (4 hours since last shutdown):</text:p>
            </text:list-item>
          </text:list>
        </text:list-item>
      </text:list>
      <text:list xml:id="list223420097049674" text:continue-list="list223418938883066" text:style-name="L1">
        <text:list-item>
          <text:list>
            <text:list-item>
              <text:list>
                <text:list-item>
                  <text:p text:style-name="P12"><text:span text:style-name="T52">ENG </text:span><text:span text:style-name="T50">START</text:span> switch ... <text:span text:style-name="T50">START</text:span><text:span text:style-name="T48"> </text:span><text:span text:style-name="T60">(right click) </text:span><text:span text:style-name="T48">(left console outboard)</text:span></text:p>
                </text:list-item>
                <text:list-item>
                  <text:p text:style-name="P12">When <text:span text:style-name="T50">N</text:span><text:span text:style-name="T47">G</text:span><text:span text:style-name="T63">%</text:span> starts going up, <text:span text:style-name="T50">POWER lever</text:span> ... <text:span text:style-name="T50">IDLE</text:span><text:span text:style-name="T59"> (</text:span><text:span text:style-name="T51">RAlt-Home for engine 1, RShift-Home for engine 2</text:span><text:span text:style-name="T59">)</text:span></text:p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p text:style-name="P15">Warm engine</text:p>
            </text:list-item>
          </text:list>
        </text:list-item>
      </text:list>
      <text:list text:style-name="L8">
        <text:list-item>
          <text:p text:style-name="P32"><text:span text:style-name="T32">ENG </text:span><text:span text:style-name="T33">START</text:span><text:span text:style-name="T44"> switch ... </text:span><text:span text:style-name="T33">IGN OVRD</text:span><text:span text:style-name="T45"> (left click and hold)</text:span></text:p>
        </text:list-item>
        <text:list-item>
          <text:p text:style-name="P32"><text:span text:style-name="T44">Allow </text:span><text:span text:style-name="T33">N</text:span><text:span text:style-name="T20">G</text:span><text:span text:style-name="T46">%</text:span><text:span text:style-name="T44"> to increase to </text:span><text:span text:style-name="T33">18-20%</text:span><text:span text:style-name="T44">, then </text:span><text:span text:style-name="T32">ENG </text:span><text:span text:style-name="T33">START</text:span><text:span text:style-name="T44"> switch ... </text:span><text:span text:style-name="T33">OFF</text:span><text:span text:style-name="T45"> (release left click)</text:span></text:p>
        </text:list-item>
        <text:list-item>
          <text:p text:style-name="P36"><text:span text:style-name="T35">When </text:span><text:span text:style-name="T22">N</text:span><text:span text:style-name="T19">G</text:span><text:span text:style-name="T46">%</text:span><text:span text:style-name="T35"> is back below 5%, </text:span><text:span text:style-name="T32">ENG </text:span><text:span text:style-name="T22">START</text:span><text:span text:style-name="T35"> switch ... </text:span><text:span text:style-name="T22">START</text:span><text:span text:style-name="T45"> (right click)</text:span></text:p>
        </text:list-item>
        <text:list-item>
          <text:p text:style-name="P16"><text:span text:style-name="T50">POWER lever</text:span> ... <text:span text:style-name="T50">IDLE</text:span></text:p>
        </text:list-item>
      </text:list>
      <text:list xml:id="list223418823137796" text:continue-list="list223420097049674" text:style-name="L1">
        <text:list-item>
          <text:p text:style-name="P12"><text:span text:style-name="T50">Start second engine</text:span>:</text:p>
          <text:list>
            <text:list-item>
              <text:p text:style-name="P12">Follow steps above for conventional startup.</text:p>
            </text:list-item>
          </text:list>
        </text:list-item>
      </text:list>
      <text:list text:style-name="L9">
        <text:list-item>
          <text:list>
            <text:list-item>
              <text:p text:style-name="P17">For cross-engine start:</text:p>
            </text:list-item>
          </text:list>
        </text:list-item>
      </text:list>
      <text:list xml:id="list223419641294056" text:continue-list="list223418823137796" text:style-name="L1">
        <text:list-item>
          <text:list>
            <text:list-item>
              <text:list>
                <text:list-item>
                  <text:p text:style-name="P12"><text:span text:style-name="T61">Go to </text:span><text:span text:style-name="T53">ENG</text:span><text:span text:style-name="T61"> page (</text:span><text:span text:style-name="T53">[M]</text:span><text:span text:style-name="T61"> OSB -&gt; </text:span><text:span text:style-name="T53">ENG</text:span><text:span text:style-name="T61"> OSB)</text:span></text:p>
                </text:list-item>
                <text:list-item>
                  <text:p text:style-name="P13">Increase collective to <text:span text:style-name="T50">95% N</text:span><text:span text:style-name="T47">G</text:span> on the other engine.</text:p>
                </text:list-item>
                <text:list-item>
                  <text:p text:style-name="P12">Follow steps above for cold or warm engine start.</text:p>
                </text:list-item>
                <text:list-item>
                  <text:p text:style-name="P18">Collective ... reduce to flat pitch</text:p>
                </text:list-item>
              </text:list>
            </text:list-item>
          </text:list>
        </text:list-item>
        <text:list-item>
          <text:p text:style-name="P19">Wait for <text:span text:style-name="T50">oil pressure</text:span> for both engines to be less than <text:span text:style-name="T50">70 PSI</text:span> (ENG page).</text:p>
        </text:list-item>
        <text:list-item>
          <text:p text:style-name="P41"><text:span text:style-name="T16">POWER levers</text:span><text:span text:style-name="T9"> ... </text:span><text:span text:style-name="T16">Advance smoothly to FLY</text:span><text:span text:style-name="T4"> (</text:span><text:span text:style-name="T17">Numpad</text:span><text:span text:style-name="T18"> </text:span><text:span text:style-name="T17">+</text:span><text:span text:style-name="T4"> and hold to advance both</text:span><text:span text:style-name="T10">, use short increments</text:span><text:span text:style-name="T4">)</text:span></text:p>
        </text:list-item>
      </text:list>
      <text:list text:style-name="L10">
        <text:list-item>
          <text:list>
            <text:list-item>
              <text:p text:style-name="P33"><text:span text:style-name="T31">N</text:span><text:span text:style-name="T21">R</text:span><text:span text:style-name="T34">%</text:span><text:span text:style-name="T41"> and </text:span><text:span text:style-name="T31">N</text:span><text:span text:style-name="T21">P</text:span><text:span text:style-name="T34">%</text:span><text:span text:style-name="T41"> should stabilize at </text:span><text:span text:style-name="T31">101%</text:span><text:span text:style-name="T41">.</text:span></text:p>
            </text:list-item>
          </text:list>
        </text:list-item>
      </text:list>
      <text:list xml:id="list223420350938851" text:continue-list="list223419641294056" text:style-name="L1">
        <text:list-item>
          <text:p text:style-name="P12"><text:span text:style-name="T50">APU</text:span> ... <text:span text:style-name="T50">OFF</text:span><text:span text:style-name="T58"> (press APU button)</text:span><text:span text:style-name="T62"> and close cover</text:span></text:p>
        </text:list-item>
      </text:list>
      <text:list text:style-name="L11">
        <text:list-item>
          <text:list>
            <text:list-item>
              <text:p text:style-name="P21">APU ON text should disappear from UFC.</text:p>
            </text:list-item>
          </text:list>
        </text:list-item>
      </text:list>
      <text:list xml:id="list223420904132960" text:continue-list="list223420350938851" text:style-name="L1">
        <text:list-item>
          <text:p text:style-name="P20"><text:span text:style-name="T50">Boresight HMD</text:span>: <text:span text:style-name="T50">[WPN]</text:span> OSB &gt; <text:span text:style-name="T50">BORESIGHT</text:span> OSB &gt; <text:span text:style-name="T50">IHADSS</text:span> OSB &gt; line up <text:span text:style-name="T55">HMD LOS </text:span>crosshair in boresight rings &gt; <text:span text:style-name="T50">B/S NOW</text:span> OSB<text:span text:style-name="T55"> (you can also click B/S NOW with </text:span><text:span text:style-name="T54">Cursor Enter</text:span><text:span text:style-name="T55"> (</text:span><text:span text:style-name="T54">Ministick press</text:span><text:span text:style-name="T55">)</text:span></text:p>
        </text:list-item>
      </text:list>
      <text:list text:style-name="L12">
        <text:list-item>
          <text:list>
            <text:list-item>
              <text:p text:style-name="P42"><text:span text:style-name="T57">IMPORTANT:</text:span><text:span text:style-name="T4"> </text:span><text:span text:style-name="T17">INTR LT PRIMARY</text:span><text:span text:style-name="T4"> knob (left console rear) must be turned up to see boresight reticle.</text:span></text:p>
            </text:list-item>
          </text:list>
        </text:list-item>
      </text:list>
      <text:list xml:id="list223419043713484" text:continue-list="list223420904132960" text:style-name="L1">
        <text:list-item>
          <text:p text:style-name="P23">RLWR system ... On: [M] OSB &gt; ASE OSB &gt; UTIL OSB &gt; RLWR OSB (circle is solid when enabled)</text:p>
        </text:list-item>
        <text:list-item>
          <text:p text:style-name="P22">RLWR volume ... As needed (right console forward, volume knob on radios panel, AUX section)</text:p>
        </text:list-item>
        <text:list-item>
          <text:p text:style-name="P23">Chaff system ... ARM: [M] OSB &gt; ASE OSB &gt; UTIL OSB &gt; CHAFF OSB</text:p>
        </text:list-item>
      </text:list>
      <text:list text:style-name="L13">
        <text:list-item>
          <text:list>
            <text:list-item>
              <text:p text:style-name="P24"><text:span text:style-name="T69">Master Arm or </text:span><text:span text:style-name="T68">GND ORIDE</text:span> must be ON to arm the chaff system.</text:p>
            </text:list-item>
          </text:list>
        </text:list-item>
      </text:list>
      <text:list xml:id="list223419138889197" text:continue-list="list223419043713484" text:style-name="L1">
        <text:list-item>
          <text:p text:style-name="P25"><text:span text:style-name="T65">(If CPG) </text:span><text:span text:style-name="T64">C</text:span>PG laser on<text:span text:style-name="T65"> ... WPN &gt; UTIL &gt; LASER</text:span></text:p>
        </text:list-item>
        <text:list-item>
          <text:p text:style-name="P26">If FCR is equipped, power on FCR:</text:p>
          <text:list>
            <text:list-item>
              <text:p text:style-name="P26">FCR page</text:p>
            </text:list-item>
            <text:list-item>
              <text:p text:style-name="P26">UTIL OSB</text:p>
            </text:list-item>
            <text:list-item>
              <text:p text:style-name="P27">MMA OSB<text:span text:style-name="T70"> to go from PINNED to NORM</text:span></text:p>
            </text:list-item>
            <text:list-item>
              <text:p text:style-name="P37">FCR BIT ORIDE OSB<text:span text:style-name="T70"> to cancel FCR BIT tests and make the radar active</text:span></text:p>
            </text:list-item>
          </text:list>
        </text:list-item>
      </text:list>
      <text:p text:style-name="P5"/>
      <text:p text:style-name="P3"/>
      <text:p text:style-name="P4">Proceed with remaining takeoff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20T22:34:18.725000000</dc:date>
    <meta:editing-duration>PT18H7M31S</meta:editing-duration>
    <meta:editing-cycles>8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6" meta:word-count="691" meta:character-count="3489" meta:non-whitespace-character-count="2899"/>
  </office:meta>
</office:document-meta>
</file>